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60416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במנה רח' האצ"ל 1 חב' הכשרת הישוב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אצ"ל 1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0"/>9614227 <text:s text:c="113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נתן אזולאי איש אחזקה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4"/>לוח חשמל ראשי בחניון תת קרקעי <text:s text:c="5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בחניון</text:span></text:p>
      <text:p text:style-name="P1"><text:span text:style-name="T1">מיקום ברזי כיבוי עיקריים "3</text:span><text:span text:style-name="T4"> <text:s text:c="9"/>מסביב למבנה האצ"ל 1 ראשל"צ <text:s text:c="89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נתן אזולאי</text:p>
          </table:table-cell>
          <table:table-cell table:style-name="Table2.A1" office:value-type="string">
            <text:p text:style-name="P14">מנהל הבניין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523250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רז הסנקה נמצא בצד הצפ' של המבנה בהמשך ליציאה מחניון . בקומת כניסה חובי כניסה דרומי </text:p>
          </table:table-cell>
        </table:table-row>
        <table:table-row table:style-name="Table5.1">
          <table:table-cell table:style-name="Table5.A1" office:value-type="string">
            <text:p text:style-name="P14">לוח חשמל עם מתג חשמלי לניתוק חשמל ציבורי במבנה. 5קומות : חניון תת קרקעי, קרקע מרכז מסחרי, 3 קומות משרדים, קומה (3) משרד אחד על כל הקומה שייך חברת ביטוח</text:p>
          </table:table-cell>
        </table:table-row>
        <table:table-row table:style-name="Table5.1">
          <table:table-cell table:style-name="Table5.A1" office:value-type="string">
            <text:p text:style-name="P14">בכל הבניין מותקנת מע' ספרינקלרים.</text:p>
          </table:table-cell>
        </table:table-row>
        <table:table-row table:style-name="Table5.1">
          <table:table-cell table:style-name="Table5.A1" office:value-type="string">
            <text:p text:style-name="P14">חדר משאבות בחניון באגף מז'.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5:32:00</meta:creation-date>
    <dc:creator>אתי מנצור</dc:creator>
    <dc:date>2013-08-12T05:32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48" meta:word-count="204" meta:character-count="1703"/>
    <meta:generator>OpenOffice/4.0.1$Win32 OpenOffice.org_project/401m5$Build-9714</meta:generator>
  </office:meta>
</office:document-meta>
</file>